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97">
            <text:p>1297</text:p>
          </table:table-cell>
          <table:table-cell table:style-name="ce22" office:value-type="float" office:value="366">
            <text:p>36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424">
            <text:p>4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470">
            <text:p>4470</text:p>
          </table:table-cell>
          <table:table-cell table:style-name="ce22" office:value-type="float" office:value="1295">
            <text:p>129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29">
            <text:p>32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193">
            <text:p>19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3">
            <text:p>54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933">
            <text:p>4933</text:p>
          </table:table-cell>
          <table:table-cell table:style-name="ce22" office:value-type="float" office:value="329">
            <text:p>32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449">
            <text:p>7449</text:p>
          </table:table-cell>
          <table:table-cell table:style-name="ce22" office:value-type="float" office:value="1619">
            <text:p>16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919">
            <text:p>11919</text:p>
          </table:table-cell>
          <table:table-cell table:style-name="ce22" office:value-type="float" office:value="2914">
            <text:p>29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